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Pablo Millán Cubero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5:18:22.8068561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fjmel</meta:initial-creator>
    <meta:creation-date>2019-10-11T16:56:56Z</meta:creation-date>
    <dc:date>2021-11-16T15:19:22.236662130</dc:date>
    <meta:editing-cycles>9</meta:editing-cycles>
    <meta:editing-duration>PT16M8S</meta:editing-duration>
    <meta:document-statistic meta:table-count="1" meta:cell-count="182" meta:object-count="0"/>
  </office:meta>
</office:document-meta>
</file>